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066cm"/>
    </style:style>
    <style:style style:name="Tabla1.B" style:family="table-column">
      <style:table-column-properties style:column-width="9.955cm"/>
    </style:style>
    <style:style style:name="Tabla1.C" style:family="table-column">
      <style:table-column-properties style:column-width="3.97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832cm" table:align="left"/>
    </style:style>
    <style:style style:name="Tabla2.A" style:family="table-column">
      <style:table-column-properties style:column-width="2.376cm"/>
    </style:style>
    <style:style style:name="Tabla2.B" style:family="table-column">
      <style:table-column-properties style:column-width="3.433cm"/>
    </style:style>
    <style:style style:name="Tabla2.C" style:family="table-column">
      <style:table-column-properties style:column-width="7.02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able_20_Heading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Quotations">
      <style:paragraph-properties fo:margin-left="1cm" fo:margin-right="1cm" fo:text-indent="0cm" style:auto-text-indent="false"/>
    </style:style>
    <style:style style:name="P7" style:family="paragraph" style:parent-style-name="Heading_20_2">
      <style:paragraph-properties fo:margin-left="0cm" fo:margin-right="0cm" fo:text-indent="0cm" style:auto-text-indent="false"/>
    </style:style>
    <style:style style:name="P8" style:family="paragraph" style:parent-style-name="Heading_20_3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T1" style:family="text">
      <style:text-properties fo:color="#50a14f" loext:opacity="100%"/>
    </style:style>
    <style:style style:name="T2" style:family="text">
      <style:text-properties fo:color="#0184bb" loext:opacity="100%"/>
    </style:style>
    <style:style style:name="T3" style:family="text">
      <style:text-properties fo:color="#986801" loext:opacity="100%"/>
    </style:style>
    <style:style style:name="T4" style:family="text">
      <style:text-properties fo:color="#a626a4" loext:opacity="100%"/>
    </style:style>
    <style:style style:name="T5" style:family="text">
      <style:text-properties fo:color="#a0a1a7" loext:opacity="100%" fo:font-style="italic"/>
    </style:style>
    <style:style style:name="T6" style:family="text">
      <style:text-properties fo:color="#c18401" loext:opacity="100%"/>
    </style:style>
    <style:style style:name="T7" style:family="text">
      <style:text-properties fo:color="#4078f2" loext:opacity="100%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98" text:anchor-type="page" text:anchor-page-number="1" svg:x="0cm" svg:y="0cm" svg:width="17cm" style:rel-width="100%" draw:z-index="97">
        <draw:text-box fo:min-height="0.041cm">
          <text:p text:style-name="P1">fig.add_annotation(x=time, y=low, text=<text:span text:style-name="T1">"PIN"</text:span>, showarrow=<text:span text:style-name="T2">True</text:span>, arrowhead=<text:span text:style-name="T3">2</text:span>)</text:p>
        </draw:text-box>
      </draw:frame>
      <draw:frame draw:style-name="fr1" draw:name="Marco97" text:anchor-type="page" text:anchor-page-number="1" svg:x="0cm" svg:y="0cm" svg:width="17cm" style:rel-width="100%" draw:z-index="96">
        <draw:text-box fo:min-height="0.041cm">
          <text:p text:style-name="P1"><text:span text:style-name="T4">if</text:span> <text:span text:style-name="T1">'PIN_BAR_BULLISH'</text:span> <text:span text:style-name="T4">in</text:span> signals: </text:p>
        </draw:text-box>
      </draw:frame>
      <draw:frame draw:style-name="fr1" draw:name="Marco96" text:anchor-type="page" text:anchor-page-number="1" svg:x="0cm" svg:y="0cm" svg:width="17cm" style:rel-width="100%" draw:z-index="95">
        <draw:text-box fo:min-height="0.041cm">
          <text:p text:style-name="P1">fig = go.Figure(data=[go.Candlestick(...)]) </text:p>
        </draw:text-box>
      </draw:frame>
      <draw:frame draw:style-name="fr1" draw:name="Marco95" text:anchor-type="page" text:anchor-page-number="1" svg:x="0cm" svg:y="0cm" svg:width="17cm" style:rel-width="100%" draw:z-index="94">
        <draw:text-box fo:min-height="0.041cm">
          <text:p text:style-name="P1"><text:span text:style-name="T4">import</text:span> plotly.graph_objects <text:span text:style-name="T4">as</text:span> go </text:p>
        </draw:text-box>
      </draw:frame>
      <draw:frame draw:style-name="fr1" draw:name="Marco94" text:anchor-type="page" text:anchor-page-number="1" svg:x="0cm" svg:y="0cm" svg:width="17cm" style:rel-width="100%" draw:z-index="93">
        <draw:text-box fo:min-height="0.041cm">
          <text:p text:style-name="P1"><text:span text:style-name="T4">return</text:span> <text:span text:style-name="T1">"WAIT_FOR_CLOSE"</text:span></text:p>
        </draw:text-box>
      </draw:frame>
      <draw:frame draw:style-name="fr1" draw:name="Marco93" text:anchor-type="page" text:anchor-page-number="1" svg:x="0cm" svg:y="0cm" svg:width="17cm" style:rel-width="100%" draw:z-index="92">
        <draw:text-box fo:min-height="0.041cm">
          <text:p text:style-name="P1"><text:span text:style-name="T4">if</text:span> <text:span text:style-name="T4">not</text:span> is_candle_closed(candle_timestamp): </text:p>
        </draw:text-box>
      </draw:frame>
      <draw:frame draw:style-name="fr1" draw:name="Marco92" text:anchor-type="page" text:anchor-page-number="1" svg:x="0cm" svg:y="0cm" svg:width="17cm" style:rel-width="100%" draw:z-index="91">
        <draw:text-box fo:min-height="0.041cm">
          <text:p text:style-name="P1"><text:span text:style-name="T4">return</text:span> signals</text:p>
        </draw:text-box>
      </draw:frame>
      <draw:frame draw:style-name="fr1" draw:name="Marco91" text:anchor-type="page" text:anchor-page-number="1" svg:x="0cm" svg:y="0cm" svg:width="17cm" style:rel-width="100%" draw:z-index="90">
        <draw:text-box fo:min-height="0.041cm">
          <text:p text:style-name="P1"/>
        </draw:text-box>
      </draw:frame>
      <draw:frame draw:style-name="fr1" draw:name="Marco90" text:anchor-type="page" text:anchor-page-number="1" svg:x="0cm" svg:y="0cm" svg:width="17cm" style:rel-width="100%" draw:z-index="89">
        <draw:text-box fo:min-height="0.041cm">
          <text:p text:style-name="P1">signals.append(fakey.upper()) </text:p>
        </draw:text-box>
      </draw:frame>
      <draw:frame draw:style-name="fr1" draw:name="Marco89" text:anchor-type="page" text:anchor-page-number="1" svg:x="0cm" svg:y="0cm" svg:width="17cm" style:rel-width="100%" draw:z-index="88">
        <draw:text-box fo:min-height="0.041cm">
          <text:p text:style-name="P1"><text:span text:style-name="T4">if</text:span> fakey: </text:p>
        </draw:text-box>
      </draw:frame>
      <draw:frame draw:style-name="fr1" draw:name="Marco88" text:anchor-type="page" text:anchor-page-number="1" svg:x="0cm" svg:y="0cm" svg:width="17cm" style:rel-width="100%" draw:z-index="87">
        <draw:text-box fo:min-height="0.041cm">
          <text:p text:style-name="P1">fakey = is_fakey(candles, i) </text:p>
        </draw:text-box>
      </draw:frame>
      <draw:frame draw:style-name="fr1" draw:name="Marco87" text:anchor-type="page" text:anchor-page-number="1" svg:x="0cm" svg:y="0cm" svg:width="17cm" style:rel-width="100%" draw:z-index="86">
        <draw:text-box fo:min-height="0.041cm">
          <text:p text:style-name="P1"/>
        </draw:text-box>
      </draw:frame>
      <draw:frame draw:style-name="fr1" draw:name="Marco86" text:anchor-type="page" text:anchor-page-number="1" svg:x="0cm" svg:y="0cm" svg:width="17cm" style:rel-width="100%" draw:z-index="85">
        <draw:text-box fo:min-height="0.041cm">
          <text:p text:style-name="P1">signals.append(engulf.upper()) </text:p>
        </draw:text-box>
      </draw:frame>
      <draw:frame draw:style-name="fr1" draw:name="Marco85" text:anchor-type="page" text:anchor-page-number="1" svg:x="0cm" svg:y="0cm" svg:width="17cm" style:rel-width="100%" draw:z-index="84">
        <draw:text-box fo:min-height="0.041cm">
          <text:p text:style-name="P1">(engulf == <text:span text:style-name="T1">'bearish_engulfing'</text:span> <text:span text:style-name="T4">and</text:span> near_resistance)): </text:p>
        </draw:text-box>
      </draw:frame>
      <draw:frame draw:style-name="fr1" draw:name="Marco84" text:anchor-type="page" text:anchor-page-number="1" svg:x="0cm" svg:y="0cm" svg:width="17cm" style:rel-width="100%" draw:z-index="83">
        <draw:text-box fo:min-height="0.041cm">
          <text:p text:style-name="P1"><text:span text:style-name="T4">if</text:span> engulf <text:span text:style-name="T4">and</text:span> ((engulf == <text:span text:style-name="T1">'bullish_engulfing'</text:span> <text:span text:style-name="T4">and</text:span> near_support) <text:span text:style-name="T4">or</text:span> </text:p>
        </draw:text-box>
      </draw:frame>
      <draw:frame draw:style-name="fr1" draw:name="Marco83" text:anchor-type="page" text:anchor-page-number="1" svg:x="0cm" svg:y="0cm" svg:width="17cm" style:rel-width="100%" draw:z-index="82">
        <draw:text-box fo:min-height="0.041cm">
          <text:p text:style-name="P1">engulf = is_engulfing(candles, i) </text:p>
        </draw:text-box>
      </draw:frame>
      <draw:frame draw:style-name="fr1" draw:name="Marco82" text:anchor-type="page" text:anchor-page-number="1" svg:x="0cm" svg:y="0cm" svg:width="17cm" style:rel-width="100%" draw:z-index="81">
        <draw:text-box fo:min-height="0.041cm">
          <text:p text:style-name="P1"/>
        </draw:text-box>
      </draw:frame>
      <draw:frame draw:style-name="fr1" draw:name="Marco81" text:anchor-type="page" text:anchor-page-number="1" svg:x="0cm" svg:y="0cm" svg:width="17cm" style:rel-width="100%" draw:z-index="80">
        <draw:text-box fo:min-height="0.041cm">
          <text:p text:style-name="P1">signals.append(<text:span text:style-name="T1">'PIN_BAR_BEARISH'</text:span>) </text:p>
        </draw:text-box>
      </draw:frame>
      <draw:frame draw:style-name="fr1" draw:name="Marco80" text:anchor-type="page" text:anchor-page-number="1" svg:x="0cm" svg:y="0cm" svg:width="17cm" style:rel-width="100%" draw:z-index="79">
        <draw:text-box fo:min-height="0.041cm">
          <text:p text:style-name="P1"><text:span text:style-name="T4">if</text:span> is_pin_bar(candle, <text:span text:style-name="T1">'bearish'</text:span>) <text:span text:style-name="T4">and</text:span> near_resistance: </text:p>
        </draw:text-box>
      </draw:frame>
      <draw:frame draw:style-name="fr1" draw:name="Marco79" text:anchor-type="page" text:anchor-page-number="1" svg:x="0cm" svg:y="0cm" svg:width="17cm" style:rel-width="100%" draw:z-index="78">
        <draw:text-box fo:min-height="0.041cm">
          <text:p text:style-name="P1">signals.append(<text:span text:style-name="T1">'PIN_BAR_BULLISH'</text:span>) </text:p>
        </draw:text-box>
      </draw:frame>
      <draw:frame draw:style-name="fr1" draw:name="Marco78" text:anchor-type="page" text:anchor-page-number="1" svg:x="0cm" svg:y="0cm" svg:width="17cm" style:rel-width="100%" draw:z-index="77">
        <draw:text-box fo:min-height="0.041cm">
          <text:p text:style-name="P1"><text:span text:style-name="T4">if</text:span> is_pin_bar(candle, <text:span text:style-name="T1">'bullish'</text:span>) <text:span text:style-name="T4">and</text:span> near_support: </text:p>
        </draw:text-box>
      </draw:frame>
      <draw:frame draw:style-name="fr1" draw:name="Marco77" text:anchor-type="page" text:anchor-page-number="1" svg:x="0cm" svg:y="0cm" svg:width="17cm" style:rel-width="100%" draw:z-index="76">
        <draw:text-box fo:min-height="0.041cm">
          <text:p text:style-name="P1"><text:span text:style-name="T5"># 2. Detectar patrones</text:span> </text:p>
        </draw:text-box>
      </draw:frame>
      <draw:frame draw:style-name="fr1" draw:name="Marco76" text:anchor-type="page" text:anchor-page-number="1" svg:x="0cm" svg:y="0cm" svg:width="17cm" style:rel-width="100%" draw:z-index="75">
        <draw:text-box fo:min-height="0.041cm">
          <text:p text:style-name="P1"/>
        </draw:text-box>
      </draw:frame>
      <draw:frame draw:style-name="fr1" draw:name="Marco75" text:anchor-type="page" text:anchor-page-number="1" svg:x="0cm" svg:y="0cm" svg:width="17cm" style:rel-width="100%" draw:z-index="74">
        <draw:text-box fo:min-height="0.041cm">
          <text:p text:style-name="P1"><text:span text:style-name="T4">return</text:span> [] </text:p>
        </draw:text-box>
      </draw:frame>
      <draw:frame draw:style-name="fr1" draw:name="Marco74" text:anchor-type="page" text:anchor-page-number="1" svg:x="0cm" svg:y="0cm" svg:width="17cm" style:rel-width="100%" draw:z-index="73">
        <draw:text-box fo:min-height="0.041cm">
          <text:p text:style-name="P1"><text:span text:style-name="T4">if</text:span> <text:span text:style-name="T4">not</text:span> (near_support <text:span text:style-name="T4">or</text:span> near_resistance): </text:p>
        </draw:text-box>
      </draw:frame>
      <draw:frame draw:style-name="fr1" draw:name="Marco73" text:anchor-type="page" text:anchor-page-number="1" svg:x="0cm" svg:y="0cm" svg:width="17cm" style:rel-width="100%" draw:z-index="72">
        <draw:text-box fo:min-height="0.041cm">
          <text:p text:style-name="P1"/>
        </draw:text-box>
      </draw:frame>
      <draw:frame draw:style-name="fr1" draw:name="Marco72" text:anchor-type="page" text:anchor-page-number="1" svg:x="0cm" svg:y="0cm" svg:width="17cm" style:rel-width="100%" draw:z-index="71">
        <draw:text-box fo:min-height="0.041cm">
          <text:p text:style-name="P1">near_resistance = <text:span text:style-name="T6">any</text:span>(<text:span text:style-name="T6">abs</text:span>(candle[<text:span text:style-name="T1">'high'</text:span>] - r) &lt; r*<text:span text:style-name="T3">0.002</text:span> <text:span text:style-name="T4">for</text:span> r <text:span text:style-name="T4">in</text:span> resistances) </text:p>
        </draw:text-box>
      </draw:frame>
      <draw:frame draw:style-name="fr1" draw:name="Marco71" text:anchor-type="page" text:anchor-page-number="1" svg:x="0cm" svg:y="0cm" svg:width="17cm" style:rel-width="100%" draw:z-index="70">
        <draw:text-box fo:min-height="0.041cm">
          <text:p text:style-name="P1">near_support = <text:span text:style-name="T6">any</text:span>(<text:span text:style-name="T6">abs</text:span>(candle[<text:span text:style-name="T1">'low'</text:span>] - s) &lt; s*<text:span text:style-name="T3">0.002</text:span> <text:span text:style-name="T4">for</text:span> s <text:span text:style-name="T4">in</text:span> supports) </text:p>
        </draw:text-box>
      </draw:frame>
      <draw:frame draw:style-name="fr1" draw:name="Marco70" text:anchor-type="page" text:anchor-page-number="1" svg:x="0cm" svg:y="0cm" svg:width="17cm" style:rel-width="100%" draw:z-index="69">
        <draw:text-box fo:min-height="0.041cm">
          <text:p text:style-name="P1"><text:span text:style-name="T5"># 1. Contexto: cerca de S/R</text:span> </text:p>
        </draw:text-box>
      </draw:frame>
      <draw:frame draw:style-name="fr1" draw:name="Marco69" text:anchor-type="page" text:anchor-page-number="1" svg:x="0cm" svg:y="0cm" svg:width="17cm" style:rel-width="100%" draw:z-index="68">
        <draw:text-box fo:min-height="0.041cm">
          <text:p text:style-name="P1"/>
        </draw:text-box>
      </draw:frame>
      <draw:frame draw:style-name="fr1" draw:name="Marco68" text:anchor-type="page" text:anchor-page-number="1" svg:x="0cm" svg:y="0cm" svg:width="17cm" style:rel-width="100%" draw:z-index="67">
        <draw:text-box fo:min-height="0.041cm">
          <text:p text:style-name="P1">signals = [] </text:p>
        </draw:text-box>
      </draw:frame>
      <draw:frame draw:style-name="fr1" draw:name="Marco67" text:anchor-type="page" text:anchor-page-number="1" svg:x="0cm" svg:y="0cm" svg:width="17cm" style:rel-width="100%" draw:z-index="66">
        <draw:text-box fo:min-height="0.041cm">
          <text:p text:style-name="P1">candle = candles[i] </text:p>
        </draw:text-box>
      </draw:frame>
      <draw:frame draw:style-name="fr1" draw:name="Marco66" text:anchor-type="page" text:anchor-page-number="1" svg:x="0cm" svg:y="0cm" svg:width="17cm" style:rel-width="100%" draw:z-index="65">
        <draw:text-box fo:min-height="0.041cm">
          <text:p text:style-name="P1"><text:span text:style-name="T4">def</text:span> <text:span text:style-name="T7">detect_rejection_signal</text:span>(candles, i, supports=[], resistances=[]): </text:p>
        </draw:text-box>
      </draw:frame>
      <draw:frame draw:style-name="fr1" draw:name="Marco65" text:anchor-type="page" text:anchor-page-number="1" svg:x="0cm" svg:y="0cm" svg:width="17cm" style:rel-width="100%" draw:z-index="64">
        <draw:text-box fo:min-height="0.041cm">
          <text:p text:style-name="P1"><text:span text:style-name="T4">return</text:span> (candle[<text:span text:style-name="T1">'high'</text:span>] &gt;= level * <text:span text:style-name="T3">0.999</text:span>) <text:span text:style-name="T4">and</text:span> (upper_wick / range_total &gt;= wick_threshold)</text:p>
        </draw:text-box>
      </draw:frame>
      <draw:frame draw:style-name="fr1" draw:name="Marco64" text:anchor-type="page" text:anchor-page-number="1" svg:x="0cm" svg:y="0cm" svg:width="17cm" style:rel-width="100%" draw:z-index="63">
        <draw:text-box fo:min-height="0.041cm">
          <text:p text:style-name="P1">upper_wick = candle[<text:span text:style-name="T1">'high'</text:span>] - (candle[<text:span text:style-name="T1">'open'</text:span>] <text:span text:style-name="T4">if</text:span> candle[<text:span text:style-name="T1">'close'</text:span>] &gt; candle[<text:span text:style-name="T1">'open'</text:span>] <text:span text:style-name="T4">else</text:span> candle[<text:span text:style-name="T1">'close'</text:span>]) </text:p>
        </draw:text-box>
      </draw:frame>
      <draw:frame draw:style-name="fr1" draw:name="Marco63" text:anchor-type="page" text:anchor-page-number="1" svg:x="0cm" svg:y="0cm" svg:width="17cm" style:rel-width="100%" draw:z-index="62">
        <draw:text-box fo:min-height="0.041cm">
          <text:p text:style-name="P1"><text:span text:style-name="T4">else</text:span>: </text:p>
        </draw:text-box>
      </draw:frame>
      <draw:frame draw:style-name="fr1" draw:name="Marco62" text:anchor-type="page" text:anchor-page-number="1" svg:x="0cm" svg:y="0cm" svg:width="17cm" style:rel-width="100%" draw:z-index="61">
        <draw:text-box fo:min-height="0.041cm">
          <text:p text:style-name="P1"><text:span text:style-name="T4">return</text:span> (candle[<text:span text:style-name="T1">'low'</text:span>] &lt;= level * <text:span text:style-name="T3">1.001</text:span>) <text:span text:style-name="T4">and</text:span> (lower_wick / range_total &gt;= wick_threshold) </text:p>
        </draw:text-box>
      </draw:frame>
      <draw:frame draw:style-name="fr1" draw:name="Marco61" text:anchor-type="page" text:anchor-page-number="1" svg:x="0cm" svg:y="0cm" svg:width="17cm" style:rel-width="100%" draw:z-index="60">
        <draw:text-box fo:min-height="0.041cm">
          <text:p text:style-name="P1">lower_wick -= candle[<text:span text:style-name="T1">'low'</text:span>] </text:p>
        </draw:text-box>
      </draw:frame>
      <draw:frame draw:style-name="fr1" draw:name="Marco60" text:anchor-type="page" text:anchor-page-number="1" svg:x="0cm" svg:y="0cm" svg:width="17cm" style:rel-width="100%" draw:z-index="59">
        <draw:text-box fo:min-height="0.041cm">
          <text:p text:style-name="P1">lower_wick = candle[<text:span text:style-name="T1">'open'</text:span>] <text:span text:style-name="T4">if</text:span> candle[<text:span text:style-name="T1">'close'</text:span>] &lt; candle[<text:span text:style-name="T1">'open'</text:span>] <text:span text:style-name="T4">else</text:span> candle[<text:span text:style-name="T1">'close'</text:span>] </text:p>
        </draw:text-box>
      </draw:frame>
      <draw:frame draw:style-name="fr1" draw:name="Marco59" text:anchor-type="page" text:anchor-page-number="1" svg:x="0cm" svg:y="0cm" svg:width="17cm" style:rel-width="100%" draw:z-index="58">
        <draw:text-box fo:min-height="0.041cm">
          <text:p text:style-name="P1"><text:span text:style-name="T4">if</text:span> direction == <text:span text:style-name="T1">'bullish'</text:span>: </text:p>
        </draw:text-box>
      </draw:frame>
      <draw:frame draw:style-name="fr1" draw:name="Marco58" text:anchor-type="page" text:anchor-page-number="1" svg:x="0cm" svg:y="0cm" svg:width="17cm" style:rel-width="100%" draw:z-index="57">
        <draw:text-box fo:min-height="0.041cm">
          <text:p text:style-name="P1"/>
        </draw:text-box>
      </draw:frame>
      <draw:frame draw:style-name="fr1" draw:name="Marco57" text:anchor-type="page" text:anchor-page-number="1" svg:x="0cm" svg:y="0cm" svg:width="17cm" style:rel-width="100%" draw:z-index="56">
        <draw:text-box fo:min-height="0.041cm">
          <text:p text:style-name="P1"><text:span text:style-name="T4">if</text:span> range_total == <text:span text:style-name="T3">0</text:span>: <text:span text:style-name="T4">return</text:span> <text:span text:style-name="T2">False</text:span> </text:p>
        </draw:text-box>
      </draw:frame>
      <draw:frame draw:style-name="fr1" draw:name="Marco56" text:anchor-type="page" text:anchor-page-number="1" svg:x="0cm" svg:y="0cm" svg:width="17cm" style:rel-width="100%" draw:z-index="55">
        <draw:text-box fo:min-height="0.041cm">
          <text:p text:style-name="P1">range_total = candle[<text:span text:style-name="T1">'high'</text:span>] - candle[<text:span text:style-name="T1">'low'</text:span>] </text:p>
        </draw:text-box>
      </draw:frame>
      <draw:frame draw:style-name="fr1" draw:name="Marco55" text:anchor-type="page" text:anchor-page-number="1" svg:x="0cm" svg:y="0cm" svg:width="17cm" style:rel-width="100%" draw:z-index="54">
        <draw:text-box fo:min-height="0.041cm">
          <text:p text:style-name="P1"><text:span text:style-name="T4">def</text:span> <text:span text:style-name="T7">is_rejection_at_level</text:span>(candle, level, direction=<text:span text:style-name="T1">'bullish'</text:span>, wick_threshold=<text:span text:style-name="T3">0.7</text:span>): </text:p>
        </draw:text-box>
      </draw:frame>
      <draw:frame draw:style-name="fr1" draw:name="Marco54" text:anchor-type="page" text:anchor-page-number="1" svg:x="0cm" svg:y="0cm" svg:width="17cm" style:rel-width="100%" draw:z-index="53">
        <draw:text-box fo:min-height="0.041cm">
          <text:p text:style-name="P1"><text:span text:style-name="T4">return</text:span> <text:span text:style-name="T1">'bullish_engulfing'</text:span> <text:span text:style-name="T4">if</text:span> bullish <text:span text:style-name="T4">else</text:span> <text:span text:style-name="T1">'bearish_engulfing'</text:span> <text:span text:style-name="T4">if</text:span> bearish <text:span text:style-name="T4">else</text:span> <text:span text:style-name="T2">False</text:span></text:p>
        </draw:text-box>
      </draw:frame>
      <draw:frame draw:style-name="fr1" draw:name="Marco53" text:anchor-type="page" text:anchor-page-number="1" svg:x="0cm" svg:y="0cm" svg:width="17cm" style:rel-width="100%" draw:z-index="52">
        <draw:text-box fo:min-height="0.041cm">
          <text:p text:style-name="P1"/>
        </draw:text-box>
      </draw:frame>
      <draw:frame draw:style-name="fr1" draw:name="Marco52" text:anchor-type="page" text:anchor-page-number="1" svg:x="0cm" svg:y="0cm" svg:width="17cm" style:rel-width="100%" draw:z-index="51">
        <draw:text-box fo:min-height="0.041cm">
          <text:p text:style-name="P1">curr[<text:span text:style-name="T1">'close'</text:span>] &lt; prev[<text:span text:style-name="T1">'open'</text:span>]) </text:p>
        </draw:text-box>
      </draw:frame>
      <draw:frame draw:style-name="fr1" draw:name="Marco51" text:anchor-type="page" text:anchor-page-number="1" svg:x="0cm" svg:y="0cm" svg:width="17cm" style:rel-width="100%" draw:z-index="50">
        <draw:text-box fo:min-height="0.041cm">
          <text:p text:style-name="P1">curr[<text:span text:style-name="T1">'open'</text:span>] &gt; prev[<text:span text:style-name="T1">'close'</text:span>] <text:span text:style-name="T4">and</text:span> </text:p>
        </draw:text-box>
      </draw:frame>
      <draw:frame draw:style-name="fr1" draw:name="Marco50" text:anchor-type="page" text:anchor-page-number="1" svg:x="0cm" svg:y="0cm" svg:width="17cm" style:rel-width="100%" draw:z-index="49">
        <draw:text-box fo:min-height="0.041cm">
          <text:p text:style-name="P1">curr[<text:span text:style-name="T1">'close'</text:span>] &lt; curr[<text:span text:style-name="T1">'open'</text:span>] <text:span text:style-name="T4">and</text:span> </text:p>
        </draw:text-box>
      </draw:frame>
      <draw:frame draw:style-name="fr1" draw:name="Marco49" text:anchor-type="page" text:anchor-page-number="1" svg:x="0cm" svg:y="0cm" svg:width="17cm" style:rel-width="100%" draw:z-index="48">
        <draw:text-box fo:min-height="0.041cm">
          <text:p text:style-name="P1">bearish = (prev[<text:span text:style-name="T1">'close'</text:span>] &gt; prev[<text:span text:style-name="T1">'open'</text:span>] <text:span text:style-name="T4">and</text:span> </text:p>
        </draw:text-box>
      </draw:frame>
      <draw:frame draw:style-name="fr1" draw:name="Marco48" text:anchor-type="page" text:anchor-page-number="1" svg:x="0cm" svg:y="0cm" svg:width="17cm" style:rel-width="100%" draw:z-index="47">
        <draw:text-box fo:min-height="0.041cm">
          <text:p text:style-name="P1"/>
        </draw:text-box>
      </draw:frame>
      <draw:frame draw:style-name="fr1" draw:name="Marco47" text:anchor-type="page" text:anchor-page-number="1" svg:x="0cm" svg:y="0cm" svg:width="17cm" style:rel-width="100%" draw:z-index="46">
        <draw:text-box fo:min-height="0.041cm">
          <text:p text:style-name="P1">curr[<text:span text:style-name="T1">'close'</text:span>] &gt; prev[<text:span text:style-name="T1">'open'</text:span>]) </text:p>
        </draw:text-box>
      </draw:frame>
      <draw:frame draw:style-name="fr1" draw:name="Marco46" text:anchor-type="page" text:anchor-page-number="1" svg:x="0cm" svg:y="0cm" svg:width="17cm" style:rel-width="100%" draw:z-index="45">
        <draw:text-box fo:min-height="0.041cm">
          <text:p text:style-name="P1">curr[<text:span text:style-name="T1">'open'</text:span>] &lt; prev[<text:span text:style-name="T1">'close'</text:span>] <text:span text:style-name="T4">and</text:span> </text:p>
        </draw:text-box>
      </draw:frame>
      <draw:frame draw:style-name="fr1" draw:name="Marco45" text:anchor-type="page" text:anchor-page-number="1" svg:x="0cm" svg:y="0cm" svg:width="17cm" style:rel-width="100%" draw:z-index="44">
        <draw:text-box fo:min-height="0.041cm">
          <text:p text:style-name="P1">curr[<text:span text:style-name="T1">'close'</text:span>] &gt; curr[<text:span text:style-name="T1">'open'</text:span>] <text:span text:style-name="T4">and</text:span> </text:p>
        </draw:text-box>
      </draw:frame>
      <draw:frame draw:style-name="fr1" draw:name="Marco44" text:anchor-type="page" text:anchor-page-number="1" svg:x="0cm" svg:y="0cm" svg:width="17cm" style:rel-width="100%" draw:z-index="43">
        <draw:text-box fo:min-height="0.041cm">
          <text:p text:style-name="P1">bullish = (prev[<text:span text:style-name="T1">'close'</text:span>] &lt; prev[<text:span text:style-name="T1">'open'</text:span>] <text:span text:style-name="T4">and</text:span> </text:p>
        </draw:text-box>
      </draw:frame>
      <draw:frame draw:style-name="fr1" draw:name="Marco43" text:anchor-type="page" text:anchor-page-number="1" svg:x="0cm" svg:y="0cm" svg:width="17cm" style:rel-width="100%" draw:z-index="42">
        <draw:text-box fo:min-height="0.041cm">
          <text:p text:style-name="P1"/>
        </draw:text-box>
      </draw:frame>
      <draw:frame draw:style-name="fr1" draw:name="Marco42" text:anchor-type="page" text:anchor-page-number="1" svg:x="0cm" svg:y="0cm" svg:width="17cm" style:rel-width="100%" draw:z-index="41">
        <draw:text-box fo:min-height="0.041cm">
          <text:p text:style-name="P1">prev, curr = candles[i-<text:span text:style-name="T3">1</text:span>], candles[i] </text:p>
        </draw:text-box>
      </draw:frame>
      <draw:frame draw:style-name="fr1" draw:name="Marco41" text:anchor-type="page" text:anchor-page-number="1" svg:x="0cm" svg:y="0cm" svg:width="17cm" style:rel-width="100%" draw:z-index="40">
        <draw:text-box fo:min-height="0.041cm">
          <text:p text:style-name="P1"><text:span text:style-name="T4">if</text:span> i == <text:span text:style-name="T3">0</text:span>: <text:span text:style-name="T4">return</text:span> <text:span text:style-name="T2">False</text:span> </text:p>
        </draw:text-box>
      </draw:frame>
      <draw:frame draw:style-name="fr1" draw:name="Marco40" text:anchor-type="page" text:anchor-page-number="1" svg:x="0cm" svg:y="0cm" svg:width="17cm" style:rel-width="100%" draw:z-index="39">
        <draw:text-box fo:min-height="0.041cm">
          <text:p text:style-name="P1"><text:span text:style-name="T4">def</text:span> <text:span text:style-name="T7">is_engulfing</text:span>(candles, i): </text:p>
        </draw:text-box>
      </draw:frame>
      <draw:frame draw:style-name="fr1" draw:name="Marco39" text:anchor-type="page" text:anchor-page-number="1" svg:x="0cm" svg:y="0cm" svg:width="17cm" style:rel-width="100%" draw:z-index="38">
        <draw:text-box fo:min-height="0.041cm">
          <text:p text:style-name="P1"><text:span text:style-name="T4">return</text:span> <text:span text:style-name="T2">False</text:span></text:p>
        </draw:text-box>
      </draw:frame>
      <draw:frame draw:style-name="fr1" draw:name="Marco38" text:anchor-type="page" text:anchor-page-number="1" svg:x="0cm" svg:y="0cm" svg:width="17cm" style:rel-width="100%" draw:z-index="37">
        <draw:text-box fo:min-height="0.041cm">
          <text:p text:style-name="P1"><text:span text:style-name="T4">return</text:span> <text:span text:style-name="T1">'bullish_fakey'</text:span> </text:p>
        </draw:text-box>
      </draw:frame>
      <draw:frame draw:style-name="fr1" draw:name="Marco37" text:anchor-type="page" text:anchor-page-number="1" svg:x="0cm" svg:y="0cm" svg:width="17cm" style:rel-width="100%" draw:z-index="36">
        <draw:text-box fo:min-height="0.041cm">
          <text:p text:style-name="P1"><text:span text:style-name="T4">if</text:span> curr[<text:span text:style-name="T1">'close'</text:span>] &lt; prev[<text:span text:style-name="T1">'low'</text:span>] <text:span text:style-name="T4">and</text:span> candles[i+<text:span text:style-name="T3">1</text:span>][<text:span text:style-name="T1">'close'</text:span>] &gt; prev[<text:span text:style-name="T1">'high'</text:span>]: </text:p>
        </draw:text-box>
      </draw:frame>
      <draw:frame draw:style-name="fr1" draw:name="Marco36" text:anchor-type="page" text:anchor-page-number="1" svg:x="0cm" svg:y="0cm" svg:width="17cm" style:rel-width="100%" draw:z-index="35">
        <draw:text-box fo:min-height="0.041cm">
          <text:p text:style-name="P1"><text:span text:style-name="T4">return</text:span> <text:span text:style-name="T1">'bearish_fakey'</text:span> </text:p>
        </draw:text-box>
      </draw:frame>
      <draw:frame draw:style-name="fr1" draw:name="Marco35" text:anchor-type="page" text:anchor-page-number="1" svg:x="0cm" svg:y="0cm" svg:width="17cm" style:rel-width="100%" draw:z-index="34">
        <draw:text-box fo:min-height="0.041cm">
          <text:p text:style-name="P1"><text:span text:style-name="T4">if</text:span> curr[<text:span text:style-name="T1">'close'</text:span>] &gt; prev[<text:span text:style-name="T1">'high'</text:span>] <text:span text:style-name="T4">and</text:span> candles[i+<text:span text:style-name="T3">1</text:span>][<text:span text:style-name="T1">'close'</text:span>] &lt; prev[<text:span text:style-name="T1">'low'</text:span>]: </text:p>
        </draw:text-box>
      </draw:frame>
      <draw:frame draw:style-name="fr1" draw:name="Marco34" text:anchor-type="page" text:anchor-page-number="1" svg:x="0cm" svg:y="0cm" svg:width="17cm" style:rel-width="100%" draw:z-index="33">
        <draw:text-box fo:min-height="0.041cm">
          <text:p text:style-name="P1"><text:span text:style-name="T5"># False breakout</text:span> </text:p>
        </draw:text-box>
      </draw:frame>
      <draw:frame draw:style-name="fr1" draw:name="Marco33" text:anchor-type="page" text:anchor-page-number="1" svg:x="0cm" svg:y="0cm" svg:width="17cm" style:rel-width="100%" draw:z-index="32">
        <draw:text-box fo:min-height="0.041cm">
          <text:p text:style-name="P1"/>
        </draw:text-box>
      </draw:frame>
      <draw:frame draw:style-name="fr1" draw:name="Marco32" text:anchor-type="page" text:anchor-page-number="1" svg:x="0cm" svg:y="0cm" svg:width="17cm" style:rel-width="100%" draw:z-index="31">
        <draw:text-box fo:min-height="0.041cm">
          <text:p text:style-name="P1"><text:span text:style-name="T4">return</text:span> <text:span text:style-name="T2">False</text:span> </text:p>
        </draw:text-box>
      </draw:frame>
      <draw:frame draw:style-name="fr1" draw:name="Marco31" text:anchor-type="page" text:anchor-page-number="1" svg:x="0cm" svg:y="0cm" svg:width="17cm" style:rel-width="100%" draw:z-index="30">
        <draw:text-box fo:min-height="0.041cm">
          <text:p text:style-name="P1"><text:span text:style-name="T4">if</text:span> <text:span text:style-name="T4">not</text:span> (prev[<text:span text:style-name="T1">'high'</text:span>] &gt; curr[<text:span text:style-name="T1">'high'</text:span>] &gt; curr[<text:span text:style-name="T1">'low'</text:span>] &gt; prev[<text:span text:style-name="T1">'low'</text:span>]): </text:p>
        </draw:text-box>
      </draw:frame>
      <draw:frame draw:style-name="fr1" draw:name="Marco30" text:anchor-type="page" text:anchor-page-number="1" svg:x="0cm" svg:y="0cm" svg:width="17cm" style:rel-width="100%" draw:z-index="29">
        <draw:text-box fo:min-height="0.041cm">
          <text:p text:style-name="P1"><text:span text:style-name="T5"># Inside bar</text:span> </text:p>
        </draw:text-box>
      </draw:frame>
      <draw:frame draw:style-name="fr1" draw:name="Marco29" text:anchor-type="page" text:anchor-page-number="1" svg:x="0cm" svg:y="0cm" svg:width="17cm" style:rel-width="100%" draw:z-index="28">
        <draw:text-box fo:min-height="0.041cm">
          <text:p text:style-name="P1"/>
        </draw:text-box>
      </draw:frame>
      <draw:frame draw:style-name="fr1" draw:name="Marco28" text:anchor-type="page" text:anchor-page-number="1" svg:x="0cm" svg:y="0cm" svg:width="17cm" style:rel-width="100%" draw:z-index="27">
        <draw:text-box fo:min-height="0.041cm">
          <text:p text:style-name="P1">curr = candles[i] </text:p>
        </draw:text-box>
      </draw:frame>
      <draw:frame draw:style-name="fr1" draw:name="Marco27" text:anchor-type="page" text:anchor-page-number="1" svg:x="0cm" svg:y="0cm" svg:width="17cm" style:rel-width="100%" draw:z-index="26">
        <draw:text-box fo:min-height="0.041cm">
          <text:p text:style-name="P1">prev = candles[i-<text:span text:style-name="T3">1</text:span>] </text:p>
        </draw:text-box>
      </draw:frame>
      <draw:frame draw:style-name="fr1" draw:name="Marco26" text:anchor-type="page" text:anchor-page-number="1" svg:x="0cm" svg:y="0cm" svg:width="17cm" style:rel-width="100%" draw:z-index="25">
        <draw:text-box fo:min-height="0.041cm">
          <text:p text:style-name="P1"><text:span text:style-name="T4">if</text:span> i &lt; <text:span text:style-name="T3">2</text:span>: <text:span text:style-name="T4">return</text:span> <text:span text:style-name="T2">False</text:span> </text:p>
        </draw:text-box>
      </draw:frame>
      <draw:frame draw:style-name="fr1" draw:name="Marco25" text:anchor-type="page" text:anchor-page-number="1" svg:x="0cm" svg:y="0cm" svg:width="17cm" style:rel-width="100%" draw:z-index="24">
        <draw:text-box fo:min-height="0.041cm">
          <text:p text:style-name="P1"><text:span text:style-name="T4">def</text:span> <text:span text:style-name="T7">is_fakey</text:span>(candles, i): </text:p>
        </draw:text-box>
      </draw:frame>
      <draw:frame draw:style-name="fr1" draw:name="Marco24" text:anchor-type="page" text:anchor-page-number="1" svg:x="0cm" svg:y="0cm" svg:width="17cm" style:rel-width="100%" draw:z-index="23">
        <draw:text-box fo:min-height="0.041cm">
          <text:p text:style-name="P1"><text:span text:style-name="T4">return</text:span> (upper_wick / range_total &gt;= min_wick_ratio) <text:span text:style-name="T4">and</text:span> (body &lt;= <text:span text:style-name="T3">0.3</text:span> * range_total)</text:p>
        </draw:text-box>
      </draw:frame>
      <draw:frame draw:style-name="fr1" draw:name="Marco23" text:anchor-type="page" text:anchor-page-number="1" svg:x="0cm" svg:y="0cm" svg:width="17cm" style:rel-width="100%" draw:z-index="22">
        <draw:text-box fo:min-height="0.041cm">
          <text:p text:style-name="P1"><text:span text:style-name="T4">else</text:span>: <text:span text:style-name="T5"># bearish</text:span> </text:p>
        </draw:text-box>
      </draw:frame>
      <draw:frame draw:style-name="fr1" draw:name="Marco22" text:anchor-type="page" text:anchor-page-number="1" svg:x="0cm" svg:y="0cm" svg:width="17cm" style:rel-width="100%" draw:z-index="21">
        <draw:text-box fo:min-height="0.041cm">
          <text:p text:style-name="P1"><text:span text:style-name="T4">return</text:span> (lower_wick / range_total &gt;= min_wick_ratio) <text:span text:style-name="T4">and</text:span> (body &lt;= <text:span text:style-name="T3">0.3</text:span> * range_total) </text:p>
        </draw:text-box>
      </draw:frame>
      <draw:frame draw:style-name="fr1" draw:name="Marco21" text:anchor-type="page" text:anchor-page-number="1" svg:x="0cm" svg:y="0cm" svg:width="17cm" style:rel-width="100%" draw:z-index="20">
        <draw:text-box fo:min-height="0.041cm">
          <text:p text:style-name="P1"><text:span text:style-name="T4">if</text:span> direction == <text:span text:style-name="T1">'bullish'</text:span>: </text:p>
        </draw:text-box>
      </draw:frame>
      <draw:frame draw:style-name="fr1" draw:name="Marco20" text:anchor-type="page" text:anchor-page-number="1" svg:x="0cm" svg:y="0cm" svg:width="17cm" style:rel-width="100%" draw:z-index="19">
        <draw:text-box fo:min-height="0.041cm">
          <text:p text:style-name="P1"/>
        </draw:text-box>
      </draw:frame>
      <draw:frame draw:style-name="fr1" draw:name="Marco19" text:anchor-type="page" text:anchor-page-number="1" svg:x="0cm" svg:y="0cm" svg:width="17cm" style:rel-width="100%" draw:z-index="18">
        <draw:text-box fo:min-height="0.041cm">
          <text:p text:style-name="P1">lower_wick = <text:span text:style-name="T6">min</text:span>(candle[<text:span text:style-name="T1">'open'</text:span>], candle[<text:span text:style-name="T1">'close'</text:span>]) - candle[<text:span text:style-name="T1">'low'</text:span>] </text:p>
        </draw:text-box>
      </draw:frame>
      <draw:frame draw:style-name="fr1" draw:name="Marco18" text:anchor-type="page" text:anchor-page-number="1" svg:x="0cm" svg:y="0cm" svg:width="17cm" style:rel-width="100%" draw:z-index="17">
        <draw:text-box fo:min-height="0.041cm">
          <text:p text:style-name="P1">upper_wick = candle[<text:span text:style-name="T1">'high'</text:span>] - <text:span text:style-name="T6">max</text:span>(candle[<text:span text:style-name="T1">'open'</text:span>], candle[<text:span text:style-name="T1">'close'</text:span>]) </text:p>
        </draw:text-box>
      </draw:frame>
      <draw:frame draw:style-name="fr1" draw:name="Marco17" text:anchor-type="page" text:anchor-page-number="1" svg:x="0cm" svg:y="0cm" svg:width="17cm" style:rel-width="100%" draw:z-index="16">
        <draw:text-box fo:min-height="0.041cm">
          <text:p text:style-name="P1"/>
        </draw:text-box>
      </draw:frame>
      <draw:frame draw:style-name="fr1" draw:name="Marco16" text:anchor-type="page" text:anchor-page-number="1" svg:x="0cm" svg:y="0cm" svg:width="17cm" style:rel-width="100%" draw:z-index="15">
        <draw:text-box fo:min-height="0.041cm">
          <text:p text:style-name="P1"><text:span text:style-name="T4">if</text:span> range_total == <text:span text:style-name="T3">0</text:span>: <text:span text:style-name="T4">return</text:span> <text:span text:style-name="T2">False</text:span> </text:p>
        </draw:text-box>
      </draw:frame>
      <draw:frame draw:style-name="fr1" draw:name="Marco15" text:anchor-type="page" text:anchor-page-number="1" svg:x="0cm" svg:y="0cm" svg:width="17cm" style:rel-width="100%" draw:z-index="14">
        <draw:text-box fo:min-height="0.041cm">
          <text:p text:style-name="P1">range_total = candle[<text:span text:style-name="T1">'high'</text:span>] - candle[<text:span text:style-name="T1">'low'</text:span>] </text:p>
        </draw:text-box>
      </draw:frame>
      <draw:frame draw:style-name="fr1" draw:name="Marco14" text:anchor-type="page" text:anchor-page-number="1" svg:x="0cm" svg:y="0cm" svg:width="17cm" style:rel-width="100%" draw:z-index="13">
        <draw:text-box fo:min-height="0.041cm">
          <text:p text:style-name="P1">body = <text:span text:style-name="T6">abs</text:span>(candle[<text:span text:style-name="T1">'close'</text:span>] - candle[<text:span text:style-name="T1">'open'</text:span>]) </text:p>
        </draw:text-box>
      </draw:frame>
      <draw:frame draw:style-name="fr1" draw:name="Marco13" text:anchor-type="page" text:anchor-page-number="1" svg:x="0cm" svg:y="0cm" svg:width="17cm" style:rel-width="100%" draw:z-index="12">
        <draw:text-box fo:min-height="0.041cm">
          <text:p text:style-name="P1"><text:span text:style-name="T4">def</text:span> <text:span text:style-name="T7">is_pin_bar</text:span>(candle, direction=<text:span text:style-name="T1">'bullish'</text:span>, min_wick_ratio=<text:span text:style-name="T3">0.66</text:span>): </text:p>
        </draw:text-box>
      </draw:frame>
      <draw:frame draw:style-name="fr1" draw:name="Marco12" text:anchor-type="page" text:anchor-page-number="1" svg:x="0cm" svg:y="0cm" svg:width="17cm" style:rel-width="100%" draw:z-index="11">
        <draw:text-box fo:min-height="0.041cm">
          <text:p text:style-name="P1"><text:span text:style-name="T4">return</text:span> <text:span text:style-name="T6">abs</text:span>(price - level) &lt;= tolerance * price <text:span text:style-name="T5"># Dentro del 0.1%</text:span></text:p>
        </draw:text-box>
      </draw:frame>
      <draw:frame draw:style-name="fr1" draw:name="Marco11" text:anchor-type="page" text:anchor-page-number="1" svg:x="0cm" svg:y="0cm" svg:width="17cm" style:rel-width="100%" draw:z-index="10">
        <draw:text-box fo:min-height="0.041cm">
          <text:p text:style-name="P1">level = support <text:span text:style-name="T4">if</text:span> is_bullish_rejection <text:span text:style-name="T4">else</text:span> resistance </text:p>
        </draw:text-box>
      </draw:frame>
      <draw:frame draw:style-name="fr1" draw:name="Marco10" text:anchor-type="page" text:anchor-page-number="1" svg:x="0cm" svg:y="0cm" svg:width="17cm" style:rel-width="100%" draw:z-index="9">
        <draw:text-box fo:min-height="0.041cm">
          <text:p text:style-name="P1">price = candles[i][<text:span text:style-name="T1">'high'</text:span>] <text:span text:style-name="T4">if</text:span> is_bullish_rejection <text:span text:style-name="T4">else</text:span> candles[i][<text:span text:style-name="T1">'low'</text:span>] </text:p>
        </draw:text-box>
      </draw:frame>
      <draw:frame draw:style-name="fr1" draw:name="Marco9" text:anchor-type="page" text:anchor-page-number="1" svg:x="0cm" svg:y="0cm" svg:width="17cm" style:rel-width="100%" draw:z-index="8">
        <draw:text-box fo:min-height="0.041cm">
          <text:p text:style-name="P1"><text:span text:style-name="T4">def</text:span> <text:span text:style-name="T7">is_valid_context</text:span>(candles, i, support, resistance, tolerance=<text:span text:style-name="T3">0.001</text:span>): </text:p>
        </draw:text-box>
      </draw:frame>
      <draw:frame draw:style-name="fr1" draw:name="Marco8" text:anchor-type="page" text:anchor-page-number="1" svg:x="0cm" svg:y="0cm" svg:width="17cm" style:rel-width="100%" draw:z-index="7">
        <draw:text-box fo:min-height="0.041cm">
          <text:p text:style-name="P1"/>
        </draw:text-box>
      </draw:frame>
      <draw:frame draw:style-name="fr1" draw:name="Marco7" text:anchor-type="page" text:anchor-page-number="1" svg:x="0cm" svg:y="0cm" svg:width="17cm" style:rel-width="100%" draw:z-index="6">
        <draw:text-box fo:min-height="0.041cm">
          <text:p text:style-name="P1">} </text:p>
        </draw:text-box>
      </draw:frame>
      <draw:frame draw:style-name="fr1" draw:name="Marco6" text:anchor-type="page" text:anchor-page-number="1" svg:x="0cm" svg:y="0cm" svg:width="17cm" style:rel-width="100%" draw:z-index="5">
        <draw:text-box fo:min-height="0.041cm">
          <text:p text:style-name="P1"><text:span text:style-name="T1">'close'</text:span>: <text:span text:style-name="T6">float</text:span> </text:p>
        </draw:text-box>
      </draw:frame>
      <draw:frame draw:style-name="fr1" draw:name="Marco5" text:anchor-type="page" text:anchor-page-number="1" svg:x="0cm" svg:y="0cm" svg:width="17cm" style:rel-width="100%" draw:z-index="4">
        <draw:text-box fo:min-height="0.041cm">
          <text:p text:style-name="P1"><text:span text:style-name="T1">'low'</text:span>: <text:span text:style-name="T6">float</text:span>, </text:p>
        </draw:text-box>
      </draw:frame>
      <draw:frame draw:style-name="fr1" draw:name="Marco4" text:anchor-type="page" text:anchor-page-number="1" svg:x="0cm" svg:y="0cm" svg:width="17cm" style:rel-width="100%" draw:z-index="3">
        <draw:text-box fo:min-height="0.041cm">
          <text:p text:style-name="P1"><text:span text:style-name="T1">'high'</text:span>: <text:span text:style-name="T6">float</text:span>, </text:p>
        </draw:text-box>
      </draw:frame>
      <draw:frame draw:style-name="fr1" draw:name="Marco3" text:anchor-type="page" text:anchor-page-number="1" svg:x="0cm" svg:y="0cm" svg:width="17cm" style:rel-width="100%" draw:z-index="2">
        <draw:text-box fo:min-height="0.041cm">
          <text:p text:style-name="P1"><text:span text:style-name="T1">'open'</text:span>: <text:span text:style-name="T6">float</text:span>, </text:p>
        </draw:text-box>
      </draw:frame>
      <draw:frame draw:style-name="fr1" draw:name="Marco2" text:anchor-type="page" text:anchor-page-number="1" svg:x="0cm" svg:y="0cm" svg:width="17cm" style:rel-width="100%" draw:z-index="1">
        <draw:text-box fo:min-height="0.041cm">
          <text:p text:style-name="P1">candle = { </text:p>
        </draw:text-box>
      </draw:frame>
      <draw:frame draw:style-name="fr1" draw:name="Marco1" text:anchor-type="page" text:anchor-page-number="1" svg:x="0cm" svg:y="0cm" svg:width="17cm" style:rel-width="100%" draw:z-index="0">
        <draw:text-box fo:min-height="0.041cm">
          <text:p text:style-name="P1"><text:span text:style-name="T5"># Estructura básica de vela (OHLC)</text:span> </text:p>
        </draw:text-box>
      </draw:frame>
      <text:h text:style-name="Heading_20_1" text:outline-level="1">Estrategia de Rechazo en Price Action - Rayner Teo + Python</text:h>
      <text:p text:style-name="P1"><text:span text:style-name="Strong_20_Emphasis">Por: Grok (xAI) – Basado en "Price Action Trading Secrets" (2020)</text:span><text:line-break/><text:span text:style-name="Strong_20_Emphasis">Fecha: 11 de Noviembre de 2025</text:span><text:line-break/><text:span text:style-name="Strong_20_Emphasis">Para: Proyecto de App de Trading en Cripto</text:span></text:p>
      <text:h text:style-name="Heading_20_2" text:outline-level="2">Introducción</text:h>
      <text:p text:style-name="P1">Como trader profesional con +10 años en cripto (BTC, ETH, altcoins en 1H/4H/diarios), analicé el libro de Rayner Teo (137 págs). Enfoque en capítulos clave:</text:p>
      <text:list text:style-name="L1">
        <text:list-item>
          <text:p text:style-name="P2">Cap. 4: Market Structure (p.31) </text:p>
        </text:list-item>
        <text:list-item>
          <text:p text:style-name="P2">Cap. 5: Support &amp; Resistance (p.39) </text:p>
        </text:list-item>
        <text:list-item>
          <text:p text:style-name="P2">Cap. 6: Candlestick Patterns (p.49) ← <text:span text:style-name="Strong_20_Emphasis">Principal</text:span> </text:p>
        </text:list-item>
        <text:list-item>
          <text:p text:style-name="P3">Cap. 9: Advanced Techniques (p.101) </text:p>
        </text:list-item>
      </text:list>
      <text:p text:style-name="P1"><text:span text:style-name="Strong_20_Emphasis">Objetivo:</text:span> Identificar <text:span text:style-name="Strong_20_Emphasis">patrones de rechazo/retroceso</text:span> (Pin Bar, Fakey, Engulfing, etc.) en velas japonesas para tu app Python.</text:p>
      <text:h text:style-name="Heading_20_2" text:outline-level="2">1. Conceptos Clave del Libro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Concepto</text:p>
            </table:table-cell>
            <table:table-cell table:style-name="Tabla1.A1" office:value-type="string">
              <text:p text:style-name="Table_20_Heading">Explicación (del libro)</text:p>
            </table:table-cell>
            <table:table-cell table:style-name="Tabla1.A1" office:value-type="string">
              <text:p text:style-name="P4">Relevancia para tu App</text:p>
            </table:table-cell>
          </table:table-row>
        </table:table-header-rows>
        <table:table-row>
          <table:table-cell table:style-name="Tabla1.A1" office:value-type="string">
            <text:p text:style-name="P5"><text:span text:style-name="Strong_20_Emphasis">Rejection Candle</text:span></text:p>
          </table:table-cell>
          <table:table-cell table:style-name="Tabla1.A1" office:value-type="string">
            <text:p text:style-name="P5">Vela con mecha larga (wick) en un extremo y cuerpo pequeño. Muestra rechazo fuerte.</text:p>
          </table:table-cell>
          <table:table-cell table:style-name="Tabla1.A1" office:value-type="string">
            <text:p text:style-name="P5">Patrón principal a detectar.</text:p>
          </table:table-cell>
        </table:table-row>
        <table:table-row>
          <table:table-cell table:style-name="Tabla1.A1" office:value-type="string">
            <text:p text:style-name="P5"><text:span text:style-name="Strong_20_Emphasis">Pin Bar</text:span></text:p>
          </table:table-cell>
          <table:table-cell table:style-name="Tabla1.A1" office:value-type="string">
            <text:p text:style-name="P5">Mecha ≥ 2/3 del rango total. Cuerpo en el otro extremo.</text:p>
          </table:table-cell>
          <table:table-cell table:style-name="Tabla1.A1" office:value-type="string">
            <text:p text:style-name="P5">Alta prob. en S/R.</text:p>
          </table:table-cell>
        </table:table-row>
        <table:table-row>
          <table:table-cell table:style-name="Tabla1.A1" office:value-type="string">
            <text:p text:style-name="P5"><text:span text:style-name="Strong_20_Emphasis">Fakey Pattern</text:span></text:p>
          </table:table-cell>
          <table:table-cell table:style-name="Tabla1.A1" office:value-type="string">
            <text:p text:style-name="P5">Falsa ruptura (inside bar + breakout fallido).</text:p>
          </table:table-cell>
          <table:table-cell table:style-name="Tabla1.A1" office:value-type="string">
            <text:p text:style-name="P5">Ideal para cripto volátil.</text:p>
          </table:table-cell>
        </table:table-row>
        <table:table-row>
          <table:table-cell table:style-name="Tabla1.A1" office:value-type="string">
            <text:p text:style-name="P5"><text:span text:style-name="Strong_20_Emphasis">Engulfing Reversal</text:span></text:p>
          </table:table-cell>
          <table:table-cell table:style-name="Tabla1.A1" office:value-type="string">
            <text:p text:style-name="P5">Vela actual envuelve completamente a la anterior.</text:p>
          </table:table-cell>
          <table:table-cell table:style-name="Tabla1.A1" office:value-type="string">
            <text:p text:style-name="P5">Confirmación de reversión.</text:p>
          </table:table-cell>
        </table:table-row>
        <table:table-row>
          <table:table-cell table:style-name="Tabla1.A1" office:value-type="string">
            <text:p text:style-name="P5"><text:span text:style-name="Strong_20_Emphasis">Tail/Wick Rejection</text:span></text:p>
          </table:table-cell>
          <table:table-cell table:style-name="Tabla1.A1" office:value-type="string">
            <text:p text:style-name="P5">Mecha rechaza nivel clave (S/R, EMA).</text:p>
          </table:table-cell>
          <table:table-cell table:style-name="Tabla1.A1" office:value-type="string">
            <text:p text:style-name="Table_20_Contents">Señal temprana de entrada.</text:p>
          </table:table-cell>
        </table:table-row>
      </table:table>
      <text:p text:style-name="P6"><text:span text:style-name="Strong_20_Emphasis">Regla de oro (p.54):</text:span> "Una vela de rechazo solo es válida en nivel clave de S/R o contexto de tendencia."</text:p>
      <text:h text:style-name="Heading_20_2" text:outline-level="2">2. Requisitos para Patrón Válido</text:h>
      <text:p text:style-name="Text_20_body">python</text:p>
      <text:h text:style-name="P7" text:outline-level="2">3. Implementación en Python: Detección de Patrones</text:h>
      <text:h text:style-name="Heading_20_3" text:outline-level="3">A. Pin Bar (p.52-55)</text:h>
      <text:p text:style-name="Text_20_body">python</text:p>
      <text:h text:style-name="P8" text:outline-level="3"><text:soft-page-break/>B. Fakey Pattern (p.102-105)</text:h>
      <text:p text:style-name="Text_20_body">python</text:p>
      <text:h text:style-name="P8" text:outline-level="3">C. Engulfing Reversal (p.58)</text:h>
      <text:p text:style-name="Text_20_body">python</text:p>
      <text:h text:style-name="P8" text:outline-level="3">D. Rechazo con Mecha en S/R (p.41 + p.103)</text:h>
      <text:p text:style-name="Text_20_body">python</text:p>
      <text:h text:style-name="P7" text:outline-level="2">4. Estrategia Completa: Filtros + Señales</text:h>
      <text:p text:style-name="Text_20_body">python</text:p>
      <text:h text:style-name="P7" text:outline-level="2">5. Recomendaciones Crypto-Específicas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Mercado</text:p>
            </table:table-cell>
            <table:table-cell table:style-name="Tabla2.A1" office:value-type="string">
              <text:p text:style-name="Table_20_Heading">Mejor Timeframe</text:p>
            </table:table-cell>
            <table:table-cell table:style-name="Tabla2.A1" office:value-type="string">
              <text:p text:style-name="P4">Filtro Extra</text:p>
            </table:table-cell>
          </table:table-row>
        </table:table-header-rows>
        <table:table-row>
          <table:table-cell table:style-name="Tabla2.A1" office:value-type="string">
            <text:p text:style-name="P5">BTC/USD</text:p>
          </table:table-cell>
          <table:table-cell table:style-name="Tabla2.A1" office:value-type="string">
            <text:p text:style-name="P5">4H, Diario</text:p>
          </table:table-cell>
          <table:table-cell table:style-name="Tabla2.A1" office:value-type="string">
            <text:p text:style-name="P5">Solo en Higher Timeframe Trend (p.33)</text:p>
          </table:table-cell>
        </table:table-row>
        <table:table-row>
          <table:table-cell table:style-name="Tabla2.A1" office:value-type="string">
            <text:p text:style-name="P5">Altcoins</text:p>
          </table:table-cell>
          <table:table-cell table:style-name="Tabla2.A1" office:value-type="string">
            <text:p text:style-name="P5">1H, 4H</text:p>
          </table:table-cell>
          <table:table-cell table:style-name="Tabla2.A1" office:value-type="string">
            <text:p text:style-name="P5">Volumen + order book depth</text:p>
          </table:table-cell>
        </table:table-row>
        <table:table-row>
          <table:table-cell table:style-name="Tabla2.A1" office:value-type="string">
            <text:p text:style-name="P5">Pump/Dump</text:p>
          </table:table-cell>
          <table:table-cell table:style-name="Tabla2.A1" office:value-type="string">
            <text:p text:style-name="P5">15M</text:p>
          </table:table-cell>
          <table:table-cell table:style-name="Tabla2.A1" office:value-type="string">
            <text:p text:style-name="Table_20_Contents">Evitar fakeys en pumps verticales</text:p>
          </table:table-cell>
        </table:table-row>
      </table:table>
      <text:p text:style-name="P6"><text:span text:style-name="Strong_20_Emphasis">Tip (p.79):</text:span> "Espera el cierre de la vela. Nunca entres en la mecha."</text:p>
      <text:p text:style-name="Text_20_body">python</text:p>
      <text:h text:style-name="P7" text:outline-level="2">6. Visualización (Opcional con Plotly)</text:h>
      <text:p text:style-name="Text_20_body">python</text:p>
      <text:h text:style-name="P7" text:outline-level="2">Conclusión: Estrategia en 3 Pasos</text:h>
      <text:list text:style-name="L2">
        <text:list-item>
          <text:p text:style-name="P9">Identificar S/R clave (pivots, round numbers, EMAs). </text:p>
        </text:list-item>
        <text:list-item>
          <text:p text:style-name="P9">Buscar velas de rechazo en esos niveles. </text:p>
        </text:list-item>
        <text:list-item>
          <text:p text:style-name="P10">Confirmar con cierre + contexto de tendencia. </text:p>
        </text:list-item>
      </text:list>
      <text:p text:style-name="P6"><text:span text:style-name="Strong_20_Emphasis">Éxito en cripto = 30% patrón + 70% contexto</text:span> (p.129: "Price action is simple. But simple ≠ easy."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6:13:18.523891700</meta:creation-date>
    <dc:date>2025-11-11T16:13:43.886937400</dc:date>
    <meta:editing-duration>PT26S</meta:editing-duration>
    <meta:editing-cycles>1</meta:editing-cycles>
    <meta:document-statistic meta:table-count="2" meta:image-count="0" meta:object-count="0" meta:page-count="2" meta:paragraph-count="147" meta:word-count="760" meta:character-count="5579" meta:non-whitespace-character-count="4890"/>
    <meta:generator>LibreOffice/25.2.6.2$Windows_X86_64 LibreOffice_project/729c5bfe710f5eb71ed3bbde9e06a6065e9c6c5d</meta:generator>
  </office:meta>
</office:document-meta>
</file>